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layer="layout" svg:width="2.407cm" svg:height="1.072cm" svg:x="8.993cm" svg:y="2.028cm">
          <draw:text-box>
            <text:p>流程圖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峰澐 林</meta:initial-creator>
    <meta:creation-date>2022-03-14T15:50:34.33</meta:creation-date>
    <dc:date>2022-03-14T15:51:01.48</dc:date>
    <dc:creator>峰澐 林</dc:creator>
    <meta:editing-duration>PT27S</meta:editing-duration>
    <meta:editing-cycles>1</meta:editing-cycles>
    <meta:document-statistic meta:object-count="1"/>
    <meta:generator>OpenOffice/4.1.5$Win32 OpenOffice.org_project/415m1$Build-9789</meta:generator>
  </office:meta>
</office:document-meta>
</file>